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oftware Requirement Specification (SRS)</text:span></text:p>
      <text:p text:style-name="Text_20_body"><text:span text:style-name="Strong_20_Emphasis">Project Title:</text:span> Video Conferencing App/Web</text:p>
      <text:p text:style-name="Horizontal_20_Line"/>
      <text:h text:style-name="Heading_20_3" text:outline-level="3">1. Introduction</text:h>
      <text:p text:style-name="Text_20_body"><text:span text:style-name="Strong_20_Emphasis">1.1 Purpose</text:span><text:line-break/>The purpose of this Software Requirement Specification (SRS) is to provide a comprehensive overview of the Video Conferencing App/Web designed for enterprise-level communication. This document outlines the system's functionality, features, performance, and security requirements to guide the development process.</text:p>
      <text:p text:style-name="Text_20_body"><text:span text:style-name="Strong_20_Emphasis">1.2 Scope</text:span><text:line-break/>The Video Conferencing App/Web is a scalable and secure online meeting application that supports real-time video, audio, chat, whiteboarding, and document co-editing. It is designed to enhance professional communication with features like GenAI mock interview generation and text-to-PDF conversion.</text:p>
      <text:p text:style-name="Text_20_body"><text:span text:style-name="Strong_20_Emphasis">1.3 Definitions, Acronyms, and Abbreviations</text:span></text:p>
      <text:list text:style-name="L1">
        <text:list-item>
          <text:p text:style-name="P2"><text:span text:style-name="Strong_20_Emphasis">WebRTC:</text:span> Web Real-Time Communication </text:p>
        </text:list-item>
        <text:list-item>
          <text:p text:style-name="P2"><text:span text:style-name="Strong_20_Emphasis">WebSocket:</text:span> Protocol for real-time data transfer </text:p>
        </text:list-item>
        <text:list-item>
          <text:p text:style-name="P2"><text:span text:style-name="Strong_20_Emphasis">SRS:</text:span> Software Requirement Specification </text:p>
        </text:list-item>
        <text:list-item>
          <text:p text:style-name="P2"><text:span text:style-name="Strong_20_Emphasis">UI:</text:span> User Interface </text:p>
        </text:list-item>
        <text:list-item>
          <text:p text:style-name="P1"><text:span text:style-name="Strong_20_Emphasis">Auth0/Clerk:</text:span> Authentication services </text:p>
        </text:list-item>
      </text:list>
      <text:p text:style-name="Text_20_body"><text:span text:style-name="Strong_20_Emphasis">1.4 References</text:span></text:p>
      <text:list text:style-name="L2">
        <text:list-item>
          <text:p text:style-name="P4">Lab-1 Synopsis Document </text:p>
        </text:list-item>
        <text:list-item>
          <text:p text:style-name="P4">Lab-2 Project Narrative Document </text:p>
        </text:list-item>
        <text:list-item>
          <text:p text:style-name="P3">IEEE SRS Template </text:p>
        </text:list-item>
      </text:list>
      <text:p text:style-name="Text_20_body"><text:span text:style-name="Strong_20_Emphasis">1.5 Overview</text:span><text:line-break/>This document details the system features, external interfaces, design constraints, and other non-functional requirements essential for the Video Conferencing App/Web.</text:p>
      <text:p text:style-name="Horizontal_20_Line"/>
      <text:h text:style-name="Heading_20_3" text:outline-level="3">2. Overall Description</text:h>
      <text:p text:style-name="Text_20_body"><text:span text:style-name="Strong_20_Emphasis">2.1 Product Perspective</text:span><text:line-break/>The Video Conferencing App/Web is an independent enterprise solution designed to compete with platforms like Zoom and Google Meet, offering enhanced security, real-time collaboration tools, and advanced AI-driven features.</text:p>
      <text:p text:style-name="Text_20_body"><text:span text:style-name="Strong_20_Emphasis">2.2 Product Features</text:span></text:p>
      <text:list text:style-name="L3">
        <text:list-item>
          <text:p text:style-name="P6">Real-time video and audio conferencing </text:p>
        </text:list-item>
        <text:list-item>
          <text:p text:style-name="P6">Instant messaging and chat functionality </text:p>
        </text:list-item>
        <text:list-item>
          <text:p text:style-name="P6">Real-time whiteboarding </text:p>
        </text:list-item>
        <text:list-item>
          <text:p text:style-name="P6">Document co-editing </text:p>
        </text:list-item>
        <text:list-item>
          <text:p text:style-name="P6"><text:soft-page-break/>GenAI mock interview generator </text:p>
        </text:list-item>
        <text:list-item>
          <text:p text:style-name="P5">Text-to-PDF generator </text:p>
        </text:list-item>
      </text:list>
      <text:p text:style-name="Text_20_body"><text:span text:style-name="Strong_20_Emphasis">2.3 User Classes and Characteristics</text:span></text:p>
      <text:list text:style-name="L4">
        <text:list-item>
          <text:p text:style-name="P8"><text:span text:style-name="Strong_20_Emphasis">Enterprise Professionals:</text:span> Require secure, reliable communication tools. </text:p>
        </text:list-item>
        <text:list-item>
          <text:p text:style-name="P8"><text:span text:style-name="Strong_20_Emphasis">Educational Institutions:</text:span> Need virtual classrooms with interactive tools. </text:p>
        </text:list-item>
        <text:list-item>
          <text:p text:style-name="P7"><text:span text:style-name="Strong_20_Emphasis">General Users:</text:span> Utilize basic video conferencing and chat features. </text:p>
        </text:list-item>
      </text:list>
      <text:p text:style-name="Text_20_body"><text:span text:style-name="Strong_20_Emphasis">2.4 Operating Environment</text:span></text:p>
      <text:list text:style-name="L5">
        <text:list-item>
          <text:p text:style-name="P10">Web-based application compatible with major browsers (Chrome, Firefox, Safari) </text:p>
        </text:list-item>
        <text:list-item>
          <text:p text:style-name="P9">Optimized for desktops, tablets, and mobile devices </text:p>
        </text:list-item>
      </text:list>
      <text:p text:style-name="Text_20_body"><text:span text:style-name="Strong_20_Emphasis">2.5 Design and Implementation Constraints</text:span></text:p>
      <text:list text:style-name="L6">
        <text:list-item>
          <text:p text:style-name="P12">Built using Next.js, ReactJS, Tailwind CSS </text:p>
        </text:list-item>
        <text:list-item>
          <text:p text:style-name="P12">Secure authentication via Auth0/Clerk </text:p>
        </text:list-item>
        <text:list-item>
          <text:p text:style-name="P11">Real-time communication powered by WebRTC and WebSocket </text:p>
        </text:list-item>
      </text:list>
      <text:p text:style-name="Text_20_body"><text:span text:style-name="Strong_20_Emphasis">2.6 Assumptions and Dependencies</text:span></text:p>
      <text:list text:style-name="L7">
        <text:list-item>
          <text:p text:style-name="P14">Stable internet connection for optimal performance </text:p>
        </text:list-item>
        <text:list-item>
          <text:p text:style-name="P13">Browser support for WebRTC </text:p>
        </text:list-item>
      </text:list>
      <text:p text:style-name="Horizontal_20_Line"/>
      <text:h text:style-name="Heading_20_3" text:outline-level="3">3. Specific Requirements</text:h>
      <text:p text:style-name="Text_20_body"><text:span text:style-name="Strong_20_Emphasis">3.1 Functional Requirements</text:span></text:p>
      <text:list text:style-name="L8">
        <text:list-item>
          <text:p text:style-name="P16">FR1: The system shall support real-time video and audio conferencing. </text:p>
        </text:list-item>
        <text:list-item>
          <text:p text:style-name="P16">FR2: The system shall allow users to send and receive instant messages during meetings. </text:p>
        </text:list-item>
        <text:list-item>
          <text:p text:style-name="P16">FR3: The system shall enable real-time whiteboarding for collaborative drawing. </text:p>
        </text:list-item>
        <text:list-item>
          <text:p text:style-name="P16">FR4: The system shall support document co-editing in real-time. </text:p>
        </text:list-item>
        <text:list-item>
          <text:p text:style-name="P16">FR5: The system shall include a GenAI feature for mock interview generation. </text:p>
        </text:list-item>
        <text:list-item>
          <text:p text:style-name="P15">FR6: The system shall provide text-to-PDF conversion functionality. </text:p>
        </text:list-item>
      </text:list>
      <text:p text:style-name="Text_20_body"><text:span text:style-name="Strong_20_Emphasis">3.2 Non-Functional Requirements</text:span></text:p>
      <text:list text:style-name="L9">
        <text:list-item>
          <text:p text:style-name="P18">NFR1: The system shall ensure data security and privacy for all communications. </text:p>
        </text:list-item>
        <text:list-item>
          <text:p text:style-name="P18">NFR2: The system shall maintain high availability and reliability. </text:p>
        </text:list-item>
        <text:list-item>
          <text:p text:style-name="P18">NFR3: The UI shall be responsive and user-friendly across devices. </text:p>
        </text:list-item>
        <text:list-item>
          <text:p text:style-name="P17">NFR4: The system shall support up to 500 concurrent users per meeting. </text:p>
        </text:list-item>
      </text:list>
      <text:p text:style-name="Text_20_body"><text:span text:style-name="Strong_20_Emphasis">3.3 External Interface Requirements</text:span></text:p>
      <text:list text:style-name="L10">
        <text:list-item>
          <text:p text:style-name="P20"><text:span text:style-name="Strong_20_Emphasis">User Interfaces:</text:span> Intuitive dashboards for meeting management. </text:p>
        </text:list-item>
        <text:list-item>
          <text:p text:style-name="P20"><text:span text:style-name="Strong_20_Emphasis">Hardware Interfaces:</text:span> Compatible with webcams, microphones, and speakers. </text:p>
        </text:list-item>
        <text:list-item>
          <text:p text:style-name="P19"><text:span text:style-name="Strong_20_Emphasis">Software Interfaces:</text:span> Integration with Stream for video/messaging, MongoDB for data storage. </text:p>
        </text:list-item>
      </text:list>
      <text:p text:style-name="Horizontal_20_Line"/>
      <text:h text:style-name="Heading_20_3" text:outline-level="3"><text:soft-page-break/>4. Appendices</text:h>
      <text:list text:style-name="L11">
        <text:list-item>
          <text:p text:style-name="P22">A: Glossary of Terms </text:p>
        </text:list-item>
        <text:list-item>
          <text:p text:style-name="P22">B: References to Lab Documents </text:p>
        </text:list-item>
        <text:list-item>
          <text:p text:style-name="P21">C: Future Enhancement Proposals </text:p>
        </text:list-item>
      </text:list>
      <text:p text:style-name="Horizontal_20_Line"/>
      <text:p text:style-name="Text_20_body"><text:span text:style-name="Emphasis">End of Document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1:23:24.634000000</meta:creation-date>
    <dc:date>2025-02-05T11:24:16.003000000</dc:date>
    <meta:editing-duration>PT51S</meta:editing-duration>
    <meta:editing-cycles>1</meta:editing-cycles>
    <meta:document-statistic meta:table-count="0" meta:image-count="0" meta:object-count="0" meta:page-count="3" meta:paragraph-count="61" meta:word-count="497" meta:character-count="3607" meta:non-whitespace-character-count="3171"/>
    <meta:generator>LibreOffice/24.2.5.2$Windows_X86_64 LibreOffice_project/bffef4ea93e59bebbeaf7f431bb02b1a39ee8a59</meta:generator>
  </office:meta>
</office:document-meta>
</file>